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1df2" officeooo:paragraph-rsid="00081df2"/>
    </style:style>
    <style:style style:name="P2" style:family="paragraph" style:parent-style-name="Standard">
      <style:text-properties officeooo:rsid="000a1abd" officeooo:paragraph-rsid="000a1abd"/>
    </style:style>
    <style:style style:name="P3" style:family="paragraph" style:parent-style-name="Standard">
      <style:text-properties officeooo:rsid="000a7714" officeooo:paragraph-rsid="000a7714"/>
    </style:style>
    <style:style style:name="P4" style:family="paragraph" style:parent-style-name="Standard">
      <style:text-properties officeooo:rsid="000bb34c" officeooo:paragraph-rsid="000bb34c"/>
    </style:style>
    <style:style style:name="P5" style:family="paragraph" style:parent-style-name="Standard">
      <style:text-properties officeooo:rsid="000dcc64" officeooo:paragraph-rsid="000dcc64"/>
    </style:style>
    <style:style style:name="P6" style:family="paragraph" style:parent-style-name="Standard">
      <style:text-properties officeooo:rsid="000f9043" officeooo:paragraph-rsid="000f9043"/>
    </style:style>
    <style:style style:name="T1" style:family="text">
      <style:text-properties officeooo:rsid="000a1abd"/>
    </style:style>
    <style:style style:name="T2" style:family="text">
      <style:text-properties officeooo:rsid="000c2575"/>
    </style:style>
    <style:style style:name="T3" style:family="text">
      <style:text-properties officeooo:rsid="000dcc64"/>
    </style:style>
    <style:style style:name="T4" style:family="text">
      <style:text-properties officeooo:rsid="000fbab2"/>
    </style:style>
    <style:style style:name="T5" style:family="text">
      <style:text-properties officeooo:rsid="0010e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To go abroad – уехать\поехать за границу</text:p>
      <text:p text:style-name="P1">veal – телятина</text:p>
      <text:p text:style-name="P1">easter – пасха</text:p>
      <text:p text:style-name="P2">afternoon – день</text:p>
      <text:p text:style-name="P2">morning – утро</text:p>
      <text:p text:style-name="P2">evening - вечер</text:p>
      <text:p text:style-name="P2">night – ночь</text:p>
      <text:p text:style-name="P2">part-time job – неполная занятость, подработка</text:p>
      <text:p text:style-name="P2">half-time job – неполный рабочий день, работа на пол ставки</text:p>
      <text:p text:style-name="P3">spare time – свободное время</text:p>
      <text:p text:style-name="P3">spare – свободный, запасной</text:p>
      <text:p text:style-name="P4">busker – уличный музыкант</text:p>
      <text:p text:style-name="P4"><text:span text:style-name="T3">needn</text:span>’t – <text:span text:style-name="T2">можешь, дать возможность</text:span></text:p>
      <text:p text:style-name="P5">conversations – разговор</text:p>
      <text:p text:style-name="P5">pronunciation – произношение</text:p>
      <text:p text:style-name="P5"/>
      <text:p text:style-name="P3"/>
      <text:p text:style-name="P1">monday - <text:span text:style-name="T1">пн</text:span></text:p>
      <text:p text:style-name="P1">tuesday</text:p>
      <text:p text:style-name="P1">wednesday</text:p>
      <text:p text:style-name="P1">thursday</text:p>
      <text:p text:style-name="P1">friday</text:p>
      <text:p text:style-name="P1">saturday</text:p>
      <text:p text:style-name="P1">sunday - <text:span text:style-name="T1">вскр</text:span></text:p>
      <text:p text:style-name="P1"/>
      <text:p text:style-name="P2">at Easter</text:p>
      <text:p text:style-name="P2">on Sunday</text:p>
      <text:p text:style-name="P2">in January</text:p>
      <text:p text:style-name="P2"/>
      <text:p text:style-name="P2">at night</text:p>
      <text:p text:style-name="P2">in the morning</text:p>
      <text:p text:style-name="P2">in the afternoon</text:p>
      <text:p text:style-name="P2">in the evening</text:p>
      <text:p text:style-name="P1"/>
      <text:p text:style-name="P6">Present simple - They speak English. <text:span text:style-name="T4">I break a pencil.</text:span></text:p>
      <text:p text:style-name="P6">Present continuous – They <text:span text:style-name="T5">are</text:span> speak<text:span text:style-name="T5">ing</text:span> English <text:span text:style-name="T5">now</text:span>. <text:span text:style-name="T4">I am breaking a pencil </text:span><text:span text:style-name="T5">now</text:span><text:span text:style-name="T4">.</text:span></text:p>
      <text:p text:style-name="P6">Present perfect – <text:span text:style-name="T4">They have spoken to each other. I have broken a penci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27T17:14:56.970176137</meta:creation-date>
    <dc:date>2021-02-27T18:46:10.854364483</dc:date>
    <meta:editing-duration>PT6M32S</meta:editing-duration>
    <meta:editing-cycles>1</meta:editing-cycles>
    <meta:document-statistic meta:table-count="0" meta:image-count="0" meta:object-count="0" meta:page-count="1" meta:paragraph-count="32" meta:word-count="115" meta:character-count="745" meta:non-whitespace-character-count="646"/>
    <meta:generator>LibreOffice/7.0.3.1$Linux_X86_64 LibreOffice_project/00$Build-1</meta:generator>
  </office:meta>
</office:document-meta>
</file>